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4381A318ADA1B741C70.png" manifest:media-type="image/png"/>
  <manifest:file-entry manifest:full-path="Pictures/1000000000000A00000009D879329E32738C141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72cm, 11.388cm, 1.353cm, 6.037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913cm, 14.761cm, 30.426cm, 7.872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5.915cm" svg:height="18.25cm" svg:x="1.084cm" svg:y="1cm">
          <draw:image xlink:href="Pictures/1000000000000780000004381A318ADA1B741C70.png" xlink:type="simple" xlink:show="embed" xlink:actuate="onLoad" draw:mime-type="image/png">
            <text:p/>
          </draw:image>
        </draw:frame>
        <draw:frame draw:style-name="gr2" draw:text-style-name="P1" draw:layer="layout" svg:width="27.757cm" svg:height="19.902cm" svg:x="0.183cm" svg:y="0.848cm">
          <draw:image xlink:href="Pictures/1000000000000A00000009D879329E32738C141A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5-05T19:10:01.417000000</meta:creation-date>
    <dc:date>2023-05-05T20:07:19.149000000</dc:date>
    <meta:editing-duration>PT57M17S</meta:editing-duration>
    <meta:editing-cycles>2</meta:editing-cycles>
    <meta:generator>LibreOffice/7.2.2.2$Windows_X86_64 LibreOffice_project/02b2acce88a210515b4a5bb2e46cbfb63fe97d56</meta:generator>
    <meta:document-statistic meta:object-count="2"/>
  </office:meta>
</office:document-meta>
</file>